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 style:family="paragraph" style:parent-style-name="Preformatted_20_Text" style:list-style-name="L7">
      <style:paragraph-properties fo:margin-left="0cm" fo:margin-right="0cm" fo:margin-top="0cm" fo:margin-bottom="0.499cm" style:contextual-spacing="false" fo:text-indent="0cm" style:auto-text-indent="false" style:writing-mode="lr-tb"/>
    </style:style>
    <style:style style:name="P4" style:family="paragraph" style:parent-style-name="Preformatted_20_Text" style:list-style-name="L8">
      <style:paragraph-properties fo:margin-top="0cm" fo:margin-bottom="0.499cm" style:contextual-spacing="false" style:writing-mode="lr-tb"/>
    </style:style>
    <style:style style:name="P5" style:family="paragraph" style:parent-style-name="Preformatted_20_Text" style:list-style-name="L8">
      <style:paragraph-properties fo:margin-left="0cm" fo:margin-right="0cm" fo:text-indent="0cm" style:auto-text-indent="false" style:writing-mode="lr-tb"/>
    </style:style>
    <style:style style:name="P6" style:family="paragraph" style:parent-style-name="Preformatted_20_Text" style:list-style-name="L9">
      <style:paragraph-properties fo:margin-top="0cm" fo:margin-bottom="0.499cm" style:contextual-spacing="false" style:writing-mode="lr-tb"/>
    </style:style>
    <style:style style:name="P7" style:family="paragraph" style:parent-style-name="Preformatted_20_Text" style:list-style-name="L9">
      <style:paragraph-properties fo:margin-left="0cm" fo:margin-right="0cm" fo:text-indent="0cm" style:auto-text-indent="false" style:writing-mode="lr-tb"/>
    </style:style>
    <style:style style:name="P8" style:family="paragraph" style:parent-style-name="Preformatted_20_Text">
      <style:paragraph-properties fo:margin-top="0cm" fo:margin-bottom="0.499cm" style:contextual-spacing="false" style:writing-mode="lr-tb"/>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text-properties officeooo:paragraph-rsid="0010ece3"/>
    </style:style>
    <style:style style:name="T1" style:family="text">
      <style:text-properties officeooo:rsid="0010ece3"/>
    </style:style>
    <style:style style:name="T2" style:family="text">
      <style:text-properties fo:font-weight="bold" officeooo:rsid="0010ece3" style:font-weight-asian="bold" style:font-weight-complex="bold"/>
    </style:style>
    <style:style style:name="T3" style:family="text">
      <style:text-properties fo:font-size="28pt" fo:font-weight="bold" officeooo:rsid="0010ece3" style:font-size-asian="28pt" style:font-weight-asian="bold" style:font-size-complex="28pt" style:font-weight-complex="bold"/>
    </style:style>
    <style:style style:name="T4" style:family="text">
      <style:text-properties fo:color="#800080" loext:opacity="100%" fo:font-size="28pt" fo:font-weight="bold" officeooo:rsid="0010ece3" style:font-size-asian="28pt" style:font-weight-asian="bold" style:font-size-complex="28pt" style:font-weight-complex="bold"/>
    </style:style>
    <style:style style:name="T5" style:family="text">
      <style:text-properties fo:background-color="#ffff38" loext:char-shading-value="0"/>
    </style:style>
    <style:style style:name="T6" style:family="text">
      <style:text-properties fo:background-color="#ffff38"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ource_20_Text"><text:span text:style-name="T4">GIT MV</text:span></text:span></text:p>
      <text:p text:style-name="Text_20_body"><text:span text:style-name="Source_20_Text"/></text:p>
      <text:p text:style-name="Text_20_body"><text:span text:style-name="Source_20_Text">git mv</text:span> is a Git command used to rename or move a file or directory in a Git repository. It performs two actions in one step:</text:p>
      <text:list text:style-name="L1">
        <text:list-item>
          <text:p text:style-name="P10"><text:span text:style-name="Strong_20_Emphasis">Rename/Move the file or directory</text:span> in your working directory.</text:p>
        </text:list-item>
        <text:list-item>
          <text:p text:style-name="P9"><text:span text:style-name="Strong_20_Emphasis">Stage the changes</text:span> for the next commit (i.e., it adds the <text:span text:style-name="Source_20_Text">mv</text:span> action to the staging area).</text:p>
        </text:list-item>
      </text:list>
      <text:p text:style-name="Text_20_body">The <text:span text:style-name="Source_20_Text">git mv</text:span> command simplifies this process compared to manually renaming/moving the file and using <text:span text:style-name="Source_20_Text">git add</text:span> and <text:span text:style-name="Source_20_Text">git rm</text:span> afterward.</text:p>
      <text:p text:style-name="Horizontal_20_Line"/>
      <text:h text:style-name="Heading_20_3" text:outline-level="3"><text:span text:style-name="Strong_20_Emphasis">Syntax</text:span></text:h>
      <text:p text:style-name="P2"><text:span text:style-name="Source_20_Text"><text:span text:style-name="T6">git mv [options] &lt;source&gt; &lt;destination&gt;</text:span></text:span></text:p>
      <text:h text:style-name="Heading_20_3" text:outline-level="3"><text:span text:style-name="Strong_20_Emphasis">Options</text:span></text:h>
      <text:list text:style-name="L2">
        <text:list-item>
          <text:p text:style-name="P12"><text:span text:style-name="Source_20_Text">-f</text:span> or <text:span text:style-name="Source_20_Text">--force</text:span>: Overwrites the destination file if it already exists.</text:p>
        </text:list-item>
        <text:list-item>
          <text:p text:style-name="P12"><text:span text:style-name="Source_20_Text">--dry-run</text:span>: Shows what the command will do without actually executing it.</text:p>
        </text:list-item>
        <text:list-item>
          <text:p text:style-name="P11"><text:span text:style-name="Source_20_Text">--help</text:span>: Displays help information about the command.</text:p>
        </text:list-item>
      </text:list>
      <text:p text:style-name="Horizontal_20_Line"/>
      <text:h text:style-name="Heading_20_3" text:outline-level="3"><text:span text:style-name="Strong_20_Emphasis">Examples and Scenarios</text:span></text:h>
      <text:h text:style-name="Heading_20_4" text:outline-level="4">1. <text:span text:style-name="Strong_20_Emphasis">Basic Rename</text:span></text:h>
      <text:p text:style-name="Text_20_body">Rename a file within the same directory.</text:p>
      <text:p text:style-name="P2"><text:span text:style-name="Source_20_Text"><text:span text:style-name="T6">git mv old_filename.txt new_filename.txt</text:span></text:span></text:p>
      <text:p text:style-name="Text_20_body">This will:</text:p>
      <text:list text:style-name="L3">
        <text:list-item>
          <text:p text:style-name="P14">Rename <text:span text:style-name="Source_20_Text">old_filename.txt</text:span> to <text:span text:style-name="Source_20_Text">new_filename.txt</text:span>.</text:p>
        </text:list-item>
        <text:list-item>
          <text:p text:style-name="P13">Stage the change for commit.</text:p>
        </text:list-item>
      </text:list>
      <text:p text:style-name="Text_20_body"><text:span text:style-name="Strong_20_Emphasis">Verification:</text:span></text:p>
      <text:p text:style-name="P2"><text:span text:style-name="Source_20_Text"><text:span text:style-name="T6">git status</text:span></text:span></text:p>
      <text:p text:style-name="Text_20_body">Output will show:</text:p>
      <text:p text:style-name="P2"><text:span text:style-name="Source_20_Text"><text:span text:style-name="T6">renamed: old_filename.txt -&gt; new_filename.txt</text:span></text:span></text:p>
      <text:h text:style-name="Heading_20_4" text:outline-level="4">2. <text:span text:style-name="Strong_20_Emphasis">Move a File</text:span></text:h>
      <text:p text:style-name="Text_20_body">Move a file to a different directory.</text:p>
      <text:p text:style-name="P2"><text:span text:style-name="Source_20_Text"><text:span text:style-name="T6">git mv file.txt folder/</text:span></text:span></text:p>
      <text:p text:style-name="Text_20_body">This will:</text:p>
      <text:list text:style-name="L4">
        <text:list-item>
          <text:p text:style-name="P16"><text:soft-page-break/>Move <text:span text:style-name="Source_20_Text">file.txt</text:span> into the <text:span text:style-name="Source_20_Text">folder/</text:span> directory.</text:p>
        </text:list-item>
        <text:list-item>
          <text:p text:style-name="P15">Stage the change for commit.</text:p>
        </text:list-item>
      </text:list>
      <text:p text:style-name="Horizontal_20_Line"/>
      <text:h text:style-name="Heading_20_4" text:outline-level="4">3. <text:span text:style-name="Strong_20_Emphasis">Rename and Move Simultaneously</text:span></text:h>
      <text:p text:style-name="Text_20_body">You can rename and move a file in a single command.</text:p>
      <text:p text:style-name="P2"><text:span text:style-name="Source_20_Text"><text:span text:style-name="T6">git mv old_file.txt new_folder/new_name.txt</text:span></text:span></text:p>
      <text:p text:style-name="Text_20_body">This will:</text:p>
      <text:list text:style-name="L5">
        <text:list-item>
          <text:p text:style-name="P18">Move <text:span text:style-name="Source_20_Text">old_file.txt</text:span> to <text:span text:style-name="Source_20_Text">new_folder/</text:span>.</text:p>
        </text:list-item>
        <text:list-item>
          <text:p text:style-name="P18">Rename it to <text:span text:style-name="Source_20_Text">new_name.txt</text:span>.</text:p>
        </text:list-item>
        <text:list-item>
          <text:p text:style-name="P17">Stage the change for commit.</text:p>
        </text:list-item>
      </text:list>
      <text:p text:style-name="Horizontal_20_Line"/>
      <text:h text:style-name="Heading_20_4" text:outline-level="4">4. <text:span text:style-name="Strong_20_Emphasis">Move a Directory</text:span></text:h>
      <text:p text:style-name="Text_20_body">You can move an entire directory (and its contents) to a new location.</text:p>
      <text:p text:style-name="P2"><text:span text:style-name="Source_20_Text"><text:span text:style-name="T6">git mv old_directory/ new_directory/</text:span></text:span></text:p>
      <text:p text:style-name="Text_20_body">This will:</text:p>
      <text:list text:style-name="L6">
        <text:list-item>
          <text:p text:style-name="P20">Move all files and subdirectories from <text:span text:style-name="Source_20_Text">old_directory/</text:span> to <text:span text:style-name="Source_20_Text">new_directory/</text:span>.</text:p>
        </text:list-item>
        <text:list-item>
          <text:p text:style-name="P19">Stage the changes for commit.</text:p>
        </text:list-item>
      </text:list>
      <text:p text:style-name="Horizontal_20_Line"/>
      <text:h text:style-name="Heading_20_4" text:outline-level="4">5. <text:span text:style-name="Strong_20_Emphasis">Force Rename/Move</text:span></text:h>
      <text:p text:style-name="Text_20_body">If a file with the same name already exists in the destination, use the <text:span text:style-name="Source_20_Text">-f</text:span> flag to overwrite it.</text:p>
      <text:p text:style-name="P2"><text:span text:style-name="Source_20_Text"><text:span text:style-name="T6">git mv -f file.txt folder/</text:span></text:span></text:p>
      <text:p text:style-name="Horizontal_20_Line"/>
      <text:h text:style-name="Heading_20_4" text:outline-level="4">6. <text:span text:style-name="Strong_20_Emphasis">Dry Run</text:span></text:h>
      <text:p text:style-name="Text_20_body">To preview the action without making any changes:</text:p>
      <text:p text:style-name="P2"><text:span text:style-name="Source_20_Text"><text:span text:style-name="T6">git mv --dry-run old_file.txt new_file.txt</text:span></text:span></text:p>
      <text:p text:style-name="Text_20_body">This will show what the command will do without renaming or moving the file.</text:p>
      <text:p text:style-name="Horizontal_20_Line"/>
      <text:h text:style-name="Heading_20_3" text:outline-level="3"><text:span text:style-name="Strong_20_Emphasis">What Happens Internally?</text:span></text:h>
      <text:p text:style-name="Text_20_body">When you use <text:span text:style-name="Source_20_Text">git mv</text:span>, Git does not actually track files as "renamed" or "moved." Instead, it stages the new file (destination) and marks the old file (source) as deleted. During the next commit, Git records the changes.</text:p>
      <text:p text:style-name="Text_20_body">If you manually rename or move a file (using <text:span text:style-name="Source_20_Text">mv</text:span> in Linux/Unix or <text:span text:style-name="Source_20_Text">move</text:span> in Windows) and then run <text:span text:style-name="Source_20_Text">git add</text:span> and <text:span text:style-name="Source_20_Text">git rm</text:span>, Git achieves the same result.</text:p>
      <text:p text:style-name="Horizontal_20_Line"><text:soft-page-break/></text:p>
      <text:h text:style-name="Heading_20_3" text:outline-level="3"><text:span text:style-name="Strong_20_Emphasis">Manual Process Equivalent to </text:span><text:span text:style-name="Strong_20_Emphasis"><text:span text:style-name="Source_20_Text">git mv</text:span></text:span></text:h>
      <text:p text:style-name="Text_20_body">Instead of using <text:span text:style-name="Source_20_Text">git mv</text:span>, you can achieve the same result manually:</text:p>
      <text:list text:style-name="L7">
        <text:list-item>
          <text:p text:style-name="P21">Rename or move the file:</text:p>
          <text:p text:style-name="P3"><text:span text:style-name="Source_20_Text"><text:span text:style-name="T6">mv old_file.txt new_file.txt</text:span></text:span></text:p>
        </text:list-item>
        <text:list-item>
          <text:p text:style-name="P21">Stage the deleted file:</text:p>
          <text:p text:style-name="P3"><text:span text:style-name="Source_20_Text"><text:span text:style-name="T6">git rm old_file.txt</text:span></text:span></text:p>
        </text:list-item>
        <text:list-item>
          <text:p text:style-name="P21">Stage the new file:</text:p>
          <text:p text:style-name="P3"><text:span text:style-name="Source_20_Text"><text:span text:style-name="T6">git add new_file.txt</text:span></text:span></text:p>
        </text:list-item>
      </text:list>
      <text:p text:style-name="Text_20_body"><text:span text:style-name="Source_20_Text">git mv</text:span> combines these three steps into a single command.</text:p>
      <text:p text:style-name="Horizontal_20_Line"/>
      <text:h text:style-name="Heading_20_3" text:outline-level="3"><text:span text:style-name="Strong_20_Emphasis">Common Issues and Tips</text:span></text:h>
      <text:list text:style-name="L8">
        <text:list-item>
          <text:p text:style-name="P22"><text:span text:style-name="Strong_20_Emphasis">Destination Already Exists:</text:span> If the destination file already exists, Git will not overwrite it unless you use the <text:span text:style-name="Source_20_Text">-f</text:span> flag.</text:p>
        </text:list-item>
        <text:list-item>
          <text:p text:style-name="P22"><text:span text:style-name="Strong_20_Emphasis">Accidentally Renaming/Moving:</text:span> If you mistakenly rename or move a file, you can undo the changes before committing:</text:p>
          <text:p text:style-name="P5"><text:span text:style-name="Source_20_Text"><text:span text:style-name="T6">git restore --staged new_file.txt</text:span></text:span></text:p>
          <text:p text:style-name="P4"><text:span text:style-name="Source_20_Text"><text:span text:style-name="T6">git restore --source=HEAD old_file.txt</text:span></text:span></text:p>
        </text:list-item>
        <text:list-item>
          <text:p text:style-name="P22"><text:span text:style-name="Strong_20_Emphasis">Tracking Changes in History:</text:span> Git does not explicitly store "renamed" files in its history. Instead, it tracks file contents and their changes. The <text:span text:style-name="Source_20_Text">git log</text:span> and <text:span text:style-name="Source_20_Text">git diff</text:span> commands can infer renames by comparing file contents.</text:p>
        </text:list-item>
      </text:list>
      <text:p text:style-name="Horizontal_20_Line"/>
      <text:h text:style-name="Heading_20_3" text:outline-level="3"><text:span text:style-name="Strong_20_Emphasis">Practical Use Cases</text:span></text:h>
      <text:h text:style-name="Heading_20_4" text:outline-level="4">Example 1: Organizing Project Files</text:h>
      <text:p text:style-name="Text_20_body">Imagine you are reorganizing your project files:</text:p>
      <text:list text:style-name="L9">
        <text:list-item>
          <text:p text:style-name="P23">Current structure:</text:p>
          <text:p text:style-name="P7"><text:span text:style-name="Source_20_Text"><text:span text:style-name="T6">src/</text:span></text:span></text:p>
          <text:p text:style-name="P6"><text:span text:style-name="Source_20_Text"><text:span text:style-name="T6"><text:s text:c="2"/>old_script.py</text:span></text:span></text:p>
        </text:list-item>
        <text:list-item>
          <text:p text:style-name="P23">Desired structure:</text:p>
          <text:p text:style-name="P7"><text:span text:style-name="Source_20_Text"><text:span text:style-name="T6">scripts/</text:span></text:span></text:p>
          <text:p text:style-name="P6"><text:span text:style-name="Source_20_Text"><text:span text:style-name="T6"><text:s text:c="2"/>script.py</text:span></text:span></text:p>
        </text:list-item>
      </text:list>
      <text:p text:style-name="Text_20_body">Command:</text:p>
      <text:p text:style-name="P1"><text:span text:style-name="Source_20_Text"><text:span text:style-name="T6">git mv src/old_script.py scripts/script.py</text:span></text:span></text:p>
      <text:p text:style-name="P8"><text:soft-page-break/><text:span text:style-name="Source_20_Text"><text:span text:style-name="T6">git commit -m "Reorganize project files"</text:span></text:span></text:p>
      <text:p text:style-name="Horizontal_20_Line"/>
      <text:h text:style-name="Heading_20_4" text:outline-level="4">Example 2: Fixing a Typo in a Filename</text:h>
      <text:p text:style-name="Text_20_body">If you realize a filename has a typo:</text:p>
      <text:p text:style-name="P1"><text:span text:style-name="Source_20_Text"><text:span text:style-name="T6">git mv wrond_name.txt correct_name.txt</text:span></text:span></text:p>
      <text:p text:style-name="P8"><text:span text:style-name="Source_20_Text"><text:span text:style-name="T6">git commit -m "Fix typo in filename"</text:span></text:span></text:p>
      <text:p text:style-name="Horizontal_20_Line"/>
      <text:p text:style-name="Text_20_body"><text:span text:style-name="Source_20_Text">git mv</text:span> simplifies the process of renaming and moving files, making your Git workflow more efficient and less error-pr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0:55:42.025887425</meta:creation-date>
    <dc:date>2024-12-18T11:02:41.498844119</dc:date>
    <meta:editing-duration>PT7M</meta:editing-duration>
    <meta:editing-cycles>2</meta:editing-cycles>
    <meta:generator>LibreOffice/24.2.5.2$Linux_X86_64 LibreOffice_project/420$Build-2</meta:generator>
    <meta:document-statistic meta:table-count="0" meta:image-count="0" meta:object-count="0" meta:page-count="4" meta:paragraph-count="83" meta:word-count="623" meta:character-count="3662" meta:non-whitespace-character-count="3150"/>
  </office:meta>
</office:document-meta>
</file>